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🔁 Qto8 – Une approche adaptative de l’intelligence artificielle</text:h>
      <text:p text:style-name="Text_20_body"><text:span text:style-name="Strong_20_Emphasis">Qto8 (Q2 → Q8)</text:span> est une architecture conçue pour orchestrer intelligemment la charge cognitive d’un système IA.<text:line-break/>Elle repose sur un principe simple :<text:line-break/>➡️ <text:span text:style-name="Emphasis">Mobiliser la juste puissance au bon moment.</text:span></text:p>
      <text:p text:style-name="Horizontal_20_Line"/>
      <text:h text:style-name="Heading_20_3" text:outline-level="3">1. <text:span text:style-name="Strong_20_Emphasis">Une architecture d’économie cognitive</text:span></text:h>
      <text:p text:style-name="Text_20_body">Qto8 n’active pas systématiquement le modèle le plus puissant.<text:line-break/>Elle débute avec un modèle léger (Q2), capable de traiter rapidement une grande partie des requêtes.<text:line-break/>En cas d’incertitude, de flou, ou de complexité détectée, elle <text:span text:style-name="Strong_20_Emphasis">escalade</text:span> automatiquement vers un modèle plus compétent (Q8).</text:p>
      <text:p text:style-name="Text_20_body">Ce fonctionnement permet de :</text:p>
      <text:list text:style-name="L1">
        <text:list-item>
          <text:p text:style-name="P1"><text:span text:style-name="Strong_20_Emphasis">Réduire la consommation de ressources</text:span></text:p>
        </text:list-item>
        <text:list-item>
          <text:p text:style-name="P1"><text:span text:style-name="Strong_20_Emphasis">Améliorer la latence</text:span></text:p>
        </text:list-item>
        <text:list-item>
          <text:p text:style-name="P1"><text:span text:style-name="Strong_20_Emphasis">Conserver un haut niveau de performance là où cela est nécessaire</text:span></text:p>
        </text:list-item>
      </text:list>
      <text:p text:style-name="Horizontal_20_Line"/>
      <text:h text:style-name="Heading_20_3" text:outline-level="3">2. <text:span text:style-name="Strong_20_Emphasis">Un comportement plus humain</text:span></text:h>
      <text:p text:style-name="Text_20_body">Qto8 introduit une notion d’<text:span text:style-name="Strong_20_Emphasis">effort progressif</text:span>, analogue à celle de la cognition humaine.</text:p>
      <text:p text:style-name="Quotations">L’IA commence par une réponse rapide, puis s’investit davantage si la situation le justifie.</text:p>
      <text:p text:style-name="Text_20_body">Cette dynamique reproduit un fonctionnement naturel :</text:p>
      <text:list text:style-name="L2">
        <text:list-item>
          <text:p text:style-name="P2">Réponse spontanée → si suffisant, on s’arrête là.</text:p>
        </text:list-item>
        <text:list-item>
          <text:p text:style-name="P2">Sinon, activation d’un raisonnement plus élaboré.</text:p>
        </text:list-item>
      </text:list>
      <text:p text:style-name="Text_20_body">Cela rend le système <text:span text:style-name="Strong_20_Emphasis">plus fluide, plus sobre, et plus pertinent</text:span>.</text:p>
      <text:p text:style-name="Horizontal_20_Line"/>
      <text:h text:style-name="Heading_20_3" text:outline-level="3">3. <text:span text:style-name="Strong_20_Emphasis">Un système scalable et modulaire</text:span></text:h>
      <text:p text:style-name="Text_20_body">Qto8 ne dépend d’aucun modèle particulier.<text:line-break/>Il peut être appliqué à :</text:p>
      <text:list text:style-name="L3">
        <text:list-item>
          <text:p text:style-name="P3">des modèles quantisés légers (<text:span text:style-name="Source_20_Text">gguf</text:span>)</text:p>
        </text:list-item>
        <text:list-item>
          <text:p text:style-name="P3">des grands modèles FP16 (<text:span text:style-name="Source_20_Text">safetensors</text:span>)</text:p>
        </text:list-item>
        <text:list-item>
          <text:p text:style-name="P3">ou des architectures distribuées en réseau (multi-nœuds IA)</text:p>
        </text:list-item>
      </text:list>
      <text:p text:style-name="Text_20_body"><text:soft-page-break/>Son design permet une mise à l’échelle verticale (Q2 → Q8),<text:line-break/>ou horizontale (QtoN → Qto∞), en fonction des besoins, des contextes ou des domaines.</text:p>
      <text:p text:style-name="Horizontal_20_Line"/>
      <text:h text:style-name="Heading_20_3" text:outline-level="3">4. <text:span text:style-name="Strong_20_Emphasis">Une IA capable d’autorégulation</text:span></text:h>
      <text:p text:style-name="Text_20_body">Qto8 introduit une <text:span text:style-name="Strong_20_Emphasis">forme de réflexivité</text:span> dans le comportement de l’IA :</text:p>
      <text:p text:style-name="Quotations">Le système peut évaluer la qualité de sa propre réponse,<text:line-break/>et décider s’il est pertinent de reformuler, d’amplifier ou de déléguer à un niveau supérieur.</text:p>
      <text:p text:style-name="Text_20_body">C’est une première étape vers des <text:span text:style-name="Strong_20_Emphasis">architectures cognitives capables de hiérarchiser leur énergie, d’anticiper la complexité, et de s’ajuster en temps réel.</text:span></text:p>
      <text:p text:style-name="Horizontal_20_Line"/>
      <text:h text:style-name="Heading_20_3" text:outline-level="3">🧠 En conclusion</text:h>
      <text:p text:style-name="Text_20_body">Qto8 n’est pas seulement un gain de performance.<text:line-break/>C’est un <text:span text:style-name="Strong_20_Emphasis">changement de paradigme</text:span> dans la manière de concevoir l’intelligence artificielle :</text:p>
      <text:list text:style-name="L4">
        <text:list-item>
          <text:p text:style-name="P4">Plus adaptative</text:p>
        </text:list-item>
        <text:list-item>
          <text:p text:style-name="P4">Plus économe</text:p>
        </text:list-item>
        <text:list-item>
          <text:p text:style-name="P4">Plus proche de notre façon de raisonner</text:p>
        </text:list-item>
        <text:list-item>
          <text:p text:style-name="P4">Et prête à évoluer dans des environnements dynamiques</text:p>
        </text:list-item>
      </text:list>
      <text:p text:style-name="Text_20_body"><text:span text:style-name="Strong_20_Emphasis">Une IA qui ne cherche pas à être brillante à tout moment,<text:line-break/>mais à être pertinente, au bon mo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3T17:48:22.234400700</meta:creation-date>
    <dc:date>2025-04-13T17:49:29.641464900</dc:date>
    <meta:editing-duration>PT1M7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32" meta:word-count="375" meta:character-count="2330" meta:non-whitespace-character-count="1998"/>
  </office:meta>
</office:document-meta>
</file>